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19c57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9c5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🔹 <text:span text:style-name="Strong_20_Emphasis">Team Tasks and Roles</text:span></text:h>
      <text:h text:style-name="P1" text:outline-level="4"><text:span text:style-name="Strong_20_Emphasis">Member </text:span><text:span text:style-name="Strong_20_Emphasis"><text:span text:style-name="T1">1</text:span></text:span><text:span text:style-name="Strong_20_Emphasis"> </text:span></text:h>
      <text:list text:style-name="L1">
        <text:list-item>
          <text:p text:style-name="P2">Lead <text:span text:style-name="Strong_20_Emphasis">data cleaning</text:span> and preprocessing</text:p>
        </text:list-item>
        <text:list-item>
          <text:p text:style-name="P2">Conduct <text:span text:style-name="Strong_20_Emphasis">EDA</text:span> using Python (Pandas, Matplotlib, Seaborn)</text:p>
        </text:list-item>
        <text:list-item>
          <text:p text:style-name="P2">Create <text:span text:style-name="Strong_20_Emphasis">data visualizations and Power BI dashboard</text:span> to present insights</text:p>
        </text:list-item>
      </text:list>
      <text:h text:style-name="Heading_20_4" text:outline-level="4"><text:span text:style-name="Strong_20_Emphasis">Member 2 </text:span></text:h>
      <text:list text:style-name="L2">
        <text:list-item>
          <text:p text:style-name="P3">Build and tune <text:span text:style-name="Strong_20_Emphasis">machine learning models</text:span> (Logistic Regression, Random Forest, XGBoost)</text:p>
        </text:list-item>
        <text:list-item>
          <text:p text:style-name="P3">Handle <text:span text:style-name="Strong_20_Emphasis">feature selection</text:span> and <text:span text:style-name="Strong_20_Emphasis">hyperparameter optimization</text:span></text:p>
        </text:list-item>
        <text:list-item>
          <text:p text:style-name="P3">Document model-building steps clearly in the notebook</text:p>
        </text:list-item>
      </text:list>
      <text:h text:style-name="Heading_20_4" text:outline-level="4"><text:span text:style-name="Strong_20_Emphasis">Member 3 </text:span></text:h>
      <text:list text:style-name="L3">
        <text:list-item>
          <text:p text:style-name="P4">Evaluate model performance (accuracy, precision, recall, ROC-AUC)</text:p>
        </text:list-item>
        <text:list-item>
          <text:p text:style-name="P4">Interpret and explain <text:span text:style-name="Strong_20_Emphasis">feature importance</text:span></text:p>
        </text:list-item>
        <text:list-item>
          <text:p text:style-name="P4">Prepare <text:span text:style-name="Strong_20_Emphasis">final slides and presentation</text:span> with visual summari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2:34:38.988843816</meta:creation-date>
    <dc:date>2025-10-27T12:39:20.729684188</dc:date>
    <meta:editing-duration>PT4M45S</meta:editing-duration>
    <meta:editing-cycles>1</meta:editing-cycles>
    <meta:document-statistic meta:table-count="0" meta:image-count="0" meta:object-count="0" meta:page-count="1" meta:paragraph-count="13" meta:word-count="86" meta:character-count="574" meta:non-whitespace-character-count="507"/>
    <meta:generator>LibreOffice/24.2.7.2$Linux_X86_64 LibreOffice_project/420$Build-2</meta:generator>
  </office:meta>
</office:document-meta>
</file>